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urati" svg:font-family="Anurati" style:font-pitch="variable"/>
    <style:font-face style:name="C059" svg:font-family="C059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Estrangelo TurAbdin" svg:font-family="'Estrangelo TurAbdin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873cm" fo:min-width="1.622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873cm" fo:min-width="1.623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873cm" fo:min-width="1.621cm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81d41a" draw:marker-start-width="0.518cm" draw:marker-end="Puntas_20_de_20_flecha_20_1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2a6099" draw:marker-start-width="0.518cm" draw:marker-end-width="0.518cm" draw:fill="none" draw:textarea-horizontal-align="justify" draw:textarea-vertical-align="middle" draw:auto-grow-height="false" fo:min-height="1.873cm" fo:min-width="1.623cm" fo:padding-top="0.231cm" fo:padding-bottom="0.231cm" fo:padding-left="0.356cm" fo:padding-right="0.3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e8a202" loext:opacity="100%" style:font-name="C059"/>
    </style:style>
    <style:style style:name="T1" style:family="text">
      <style:text-properties fo:color="#e8a202" loext:opacity="100%" style:font-name="C059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6" draw:id="id16" draw:layer="layout" svg:width="2.334cm" svg:height="2.335cm" svg:x="6.251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334cm" svg:height="2.335cm" svg:x="8.61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35cm" svg:height="2.335cm" svg:x="10.976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34cm" svg:height="2.335cm" svg:x="13.338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34cm" svg:height="2.335cm" svg:x="15.646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334cm" svg:height="2.335cm" svg:x="18.008cm" svg:y="13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2.333cm" svg:height="2.335cm" svg:x="20.355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35cm" svg:height="2.335cm" svg:x="22.716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35cm" svg:height="2.335cm" svg:x="6.2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333cm" svg:height="2.335cm" svg:x="8.6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35cm" svg:height="2.335cm" svg:x="10.97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35cm" svg:height="2.335cm" svg:x="13.33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35cm" svg:height="2.335cm" svg:x="15.64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334cm" svg:height="2.335cm" svg:x="18.00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334cm" svg:height="2.335cm" svg:x="20.354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5cm" svg:x="22.716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.278cm" svg:x1="7.417cm" svg:y1="7.835cm" svg:x2="9.78cm" svg:y2="13.111cm" draw:start-shape="id1" draw:start-glue-point="2" draw:end-shape="id2" draw:end-glue-point="0" svg:d="M7417 7835v3915h2363v1361" svg:viewBox="0 0 2364 5277">
          <text:p/>
        </draw:connector>
        <draw:connector draw:style-name="gr4" draw:text-style-name="P1" draw:layer="layout" draw:line-skew="0.778cm" svg:x1="9.779cm" svg:y1="7.835cm" svg:x2="12.143cm" svg:y2="13.111cm" draw:start-shape="id3" draw:start-glue-point="2" draw:end-shape="id4" draw:end-glue-point="0" svg:d="M9779 7835v3415h2364v1861" svg:viewBox="0 0 2365 5277">
          <text:p/>
        </draw:connector>
        <draw:connector draw:style-name="gr4" draw:text-style-name="P1" draw:layer="layout" draw:line-skew="0.278cm" svg:x1="12.142cm" svg:y1="7.835cm" svg:x2="14.505cm" svg:y2="13.111cm" draw:start-shape="id5" draw:start-glue-point="2" draw:end-shape="id6" draw:end-glue-point="0" svg:d="M12142 7835v2915h2363v2361" svg:viewBox="0 0 2364 5277">
          <text:p/>
        </draw:connector>
        <draw:connector draw:style-name="gr4" draw:text-style-name="P1" draw:layer="layout" draw:line-skew="-0.222cm" svg:x1="14.504cm" svg:y1="7.835cm" svg:x2="16.813cm" svg:y2="13.111cm" draw:start-shape="id7" draw:start-glue-point="2" draw:end-shape="id8" draw:end-glue-point="0" svg:d="M14504 7835v2415h2309v2861" svg:viewBox="0 0 2310 5277">
          <text:p/>
        </draw:connector>
        <draw:connector draw:style-name="gr4" draw:text-style-name="P1" draw:layer="layout" draw:line-skew="-0.722cm" svg:x1="16.812cm" svg:y1="7.835cm" svg:x2="19.175cm" svg:y2="13.111cm" draw:start-shape="id9" draw:start-glue-point="2" draw:end-shape="id10" draw:end-glue-point="0" svg:d="M16812 7835v1915h2363v3361" svg:viewBox="0 0 2364 5277">
          <text:p/>
        </draw:connector>
        <draw:connector draw:style-name="gr4" draw:text-style-name="P1" draw:layer="layout" draw:line-skew="-1.222cm" svg:x1="19.174cm" svg:y1="7.835cm" svg:x2="21.521cm" svg:y2="13.111cm" draw:start-shape="id11" draw:start-glue-point="2" draw:end-shape="id12" draw:end-glue-point="0" svg:d="M19174 7835v1415h2347v3861" svg:viewBox="0 0 2348 5277">
          <text:p/>
        </draw:connector>
        <draw:connector draw:style-name="gr4" draw:text-style-name="P1" draw:layer="layout" draw:line-skew="-1.722cm" svg:x1="21.521cm" svg:y1="7.835cm" svg:x2="23.883cm" svg:y2="13.111cm" draw:start-shape="id13" draw:start-glue-point="2" draw:end-shape="id14" draw:end-glue-point="0" svg:d="M21521 7835v915h2362v4361" svg:viewBox="0 0 2363 5277">
          <text:p/>
        </draw:connector>
        <draw:custom-shape draw:style-name="gr5" draw:text-style-name="P3" xml:id="id15" draw:id="id15" draw:layer="layout" svg:width="2.335cm" svg:height="2.335cm" svg:x="2.25cm" svg:y="5.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417cm" svg:y1="7.835cm" svg:x2="6.251cm" svg:y2="14.278cm" draw:start-shape="id15" draw:start-glue-point="2" draw:end-shape="id16" draw:end-glue-point="3" svg:d="M3417 7835v6443h2834" svg:viewBox="0 0 2835 6444">
          <text:p/>
        </draw:connector>
      </draw:page>
      <draw:page draw:name="page2" draw:style-name="dp1" draw:master-page-name="Predeterminado">
        <draw:custom-shape draw:style-name="gr1" draw:text-style-name="P1" xml:id="id18" draw:id="id18" draw:layer="layout" svg:width="2.334cm" svg:height="2.335cm" svg:x="3.251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2.334cm" svg:height="2.335cm" svg:x="5.61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2.335cm" svg:height="2.335cm" svg:x="7.976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2.334cm" svg:height="2.335cm" svg:x="10.338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2.334cm" svg:height="2.335cm" svg:x="12.646cm" svg:y="13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2.334cm" svg:height="2.335cm" svg:x="15.008cm" svg:y="13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2" draw:id="id32" draw:layer="layout" svg:width="2.333cm" svg:height="2.335cm" svg:x="17.355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.335cm" svg:height="2.335cm" svg:x="19.716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35cm" svg:height="2.335cm" svg:x="3.2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2.333cm" svg:height="2.335cm" svg:x="5.6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2.335cm" svg:height="2.335cm" svg:x="7.97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2.335cm" svg:height="2.335cm" svg:x="10.33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2.335cm" svg:height="2.335cm" svg:x="12.64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2.334cm" svg:height="2.335cm" svg:x="15.00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2.334cm" svg:height="2.335cm" svg:x="17.354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2.334cm" svg:height="2.335cm" svg:x="19.716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1.722cm" svg:x1="6.779cm" svg:y1="7.835cm" svg:x2="4.418cm" svg:y2="13.111cm" draw:start-shape="id17" draw:start-glue-point="2" draw:end-shape="id18" draw:end-glue-point="0" svg:d="M6779 7835v915h-2361v4361" svg:viewBox="0 0 2362 5277">
          <text:p/>
        </draw:connector>
        <draw:custom-shape draw:style-name="gr5" draw:text-style-name="P3" xml:id="id19" draw:id="id19" draw:layer="layout" svg:width="2.335cm" svg:height="2.335cm" svg:x="24.25cm" svg:y="5.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5.417cm" svg:y1="7.835cm" svg:x2="22.051cm" svg:y2="14.278cm" draw:start-shape="id19" draw:start-glue-point="2" draw:end-shape="id20" draw:end-glue-point="1" svg:d="M25417 7835v6443h-3366" svg:viewBox="0 0 3367 6444">
          <text:p/>
        </draw:connector>
        <draw:connector draw:style-name="gr4" draw:text-style-name="P1" draw:layer="layout" draw:line-skew="-1.222cm" svg:x1="9.142cm" svg:y1="7.835cm" svg:x2="6.78cm" svg:y2="13.111cm" draw:start-shape="id21" draw:start-glue-point="2" draw:end-shape="id22" draw:end-glue-point="0" svg:d="M9142 7835v1415h-2362v3861" svg:viewBox="0 0 2363 5277">
          <text:p/>
        </draw:connector>
        <draw:connector draw:style-name="gr4" draw:text-style-name="P1" draw:layer="layout" draw:line-skew="-0.722cm" svg:x1="11.504cm" svg:y1="7.835cm" svg:x2="9.143cm" svg:y2="13.111cm" draw:start-shape="id23" draw:start-glue-point="2" draw:end-shape="id24" draw:end-glue-point="0" svg:d="M11504 7835v1915h-2361v3361" svg:viewBox="0 0 2362 5277">
          <text:p/>
        </draw:connector>
        <draw:connector draw:style-name="gr4" draw:text-style-name="P1" draw:layer="layout" draw:line-skew="-0.222cm" svg:x1="13.812cm" svg:y1="7.835cm" svg:x2="11.505cm" svg:y2="13.111cm" draw:start-shape="id25" draw:start-glue-point="2" draw:end-shape="id26" draw:end-glue-point="0" svg:d="M13812 7835v2415h-2307v2861" svg:viewBox="0 0 2308 5277">
          <text:p/>
        </draw:connector>
        <draw:connector draw:style-name="gr4" draw:text-style-name="P1" draw:layer="layout" draw:line-skew="0.278cm" svg:x1="16.174cm" svg:y1="7.835cm" svg:x2="13.813cm" svg:y2="13.111cm" draw:start-shape="id27" draw:start-glue-point="2" draw:end-shape="id28" draw:end-glue-point="0" svg:d="M16174 7835v2915h-2361v2361" svg:viewBox="0 0 2362 5277">
          <text:p/>
        </draw:connector>
        <draw:connector draw:style-name="gr4" draw:text-style-name="P1" draw:layer="layout" draw:line-skew="0.778cm" svg:x1="18.521cm" svg:y1="7.835cm" svg:x2="16.175cm" svg:y2="13.111cm" draw:start-shape="id29" draw:start-glue-point="2" draw:end-shape="id30" draw:end-glue-point="0" svg:d="M18521 7835v3415h-2346v1861" svg:viewBox="0 0 2347 5277">
          <text:p/>
        </draw:connector>
        <draw:connector draw:style-name="gr4" draw:text-style-name="P1" draw:layer="layout" draw:line-skew="1.278cm" svg:x1="20.883cm" svg:y1="7.835cm" svg:x2="18.521cm" svg:y2="13.111cm" draw:start-shape="id31" draw:start-glue-point="2" draw:end-shape="id32" draw:end-glue-point="0" svg:d="M20883 7835v3915h-2362v1361" svg:viewBox="0 0 2363 5277">
          <text:p/>
        </draw:connector>
      </draw:page>
      <draw:page draw:name="page3" draw:style-name="dp1" draw:master-page-name="Predeterminado">
        <draw:custom-shape draw:style-name="gr1" draw:text-style-name="P1" xml:id="id48" draw:id="id48" draw:layer="layout" svg:width="2.334cm" svg:height="2.335cm" svg:x="5.251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2.334cm" svg:height="2.335cm" svg:x="7.613cm" svg:y="12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2.335cm" svg:height="2.335cm" svg:x="9.976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2.334cm" svg:height="2.335cm" svg:x="12.338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2.334cm" svg:height="2.335cm" svg:x="14.646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2.334cm" svg:height="2.335cm" svg:x="17.008cm" svg:y="12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4" draw:id="id44" draw:layer="layout" svg:width="2.333cm" svg:height="2.335cm" svg:x="19.355cm" svg:y="12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2.335cm" svg:height="2.335cm" svg:x="21.716cm" svg:y="12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2.335cm" svg:height="2.33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5" draw:id="id35" draw:layer="layout" svg:width="2.333cm" svg:height="2.335cm" svg:x="7.61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2.335cm" svg:height="2.335cm" svg:x="9.97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2.335cm" svg:height="2.335cm" svg:x="12.33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2.335cm" svg:height="2.335cm" svg:x="14.64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2.334cm" svg:height="2.335cm" svg:x="17.007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2.334cm" svg:height="2.335cm" svg:x="19.35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2.334cm" svg:height="2.335cm" svg:x="21.716cm" svg:y="4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.278cm" svg:x1="6.417cm" svg:y1="6.835cm" svg:x2="8.78cm" svg:y2="12.111cm" draw:start-shape="id33" draw:start-glue-point="2" draw:end-shape="id34" draw:end-glue-point="0" svg:d="M6417 6835v3915h2363v1361" svg:viewBox="0 0 2364 5277">
          <text:p/>
        </draw:connector>
        <draw:connector draw:style-name="gr4" draw:text-style-name="P1" draw:layer="layout" draw:line-skew="0.778cm" svg:x1="8.779cm" svg:y1="6.835cm" svg:x2="11.143cm" svg:y2="12.111cm" draw:start-shape="id35" draw:start-glue-point="2" draw:end-shape="id36" draw:end-glue-point="0" svg:d="M8779 6835v3415h2364v1861" svg:viewBox="0 0 2365 5277">
          <text:p/>
        </draw:connector>
        <draw:connector draw:style-name="gr4" draw:text-style-name="P1" draw:layer="layout" draw:line-skew="0.278cm" svg:x1="11.142cm" svg:y1="6.835cm" svg:x2="13.505cm" svg:y2="12.111cm" draw:start-shape="id37" draw:start-glue-point="2" draw:end-shape="id38" draw:end-glue-point="0" svg:d="M11142 6835v2915h2363v2361" svg:viewBox="0 0 2364 5277">
          <text:p/>
        </draw:connector>
        <draw:connector draw:style-name="gr4" draw:text-style-name="P1" draw:layer="layout" draw:line-skew="-0.222cm" svg:x1="13.504cm" svg:y1="6.835cm" svg:x2="15.813cm" svg:y2="12.111cm" draw:start-shape="id39" draw:start-glue-point="2" draw:end-shape="id40" draw:end-glue-point="0" svg:d="M13504 6835v2415h2309v2861" svg:viewBox="0 0 2310 5277">
          <text:p/>
        </draw:connector>
        <draw:connector draw:style-name="gr4" draw:text-style-name="P1" draw:layer="layout" draw:line-skew="-0.722cm" svg:x1="15.812cm" svg:y1="6.835cm" svg:x2="18.175cm" svg:y2="12.111cm" draw:start-shape="id41" draw:start-glue-point="2" draw:end-shape="id42" draw:end-glue-point="0" svg:d="M15812 6835v1915h2363v3361" svg:viewBox="0 0 2364 5277">
          <text:p/>
        </draw:connector>
        <draw:connector draw:style-name="gr4" draw:text-style-name="P1" draw:layer="layout" draw:line-skew="-1.222cm" svg:x1="18.174cm" svg:y1="6.835cm" svg:x2="20.521cm" svg:y2="12.111cm" draw:start-shape="id43" draw:start-glue-point="2" draw:end-shape="id44" draw:end-glue-point="0" svg:d="M18174 6835v1415h2347v3861" svg:viewBox="0 0 2348 5277">
          <text:p/>
        </draw:connector>
        <draw:connector draw:style-name="gr4" draw:text-style-name="P1" draw:layer="layout" draw:line-skew="-1.722cm" svg:x1="20.521cm" svg:y1="6.835cm" svg:x2="22.883cm" svg:y2="12.111cm" draw:start-shape="id45" draw:start-glue-point="2" draw:end-shape="id46" draw:end-glue-point="0" svg:d="M20521 6835v915h2362v4361" svg:viewBox="0 0 2363 5277">
          <text:p/>
        </draw:connector>
        <draw:connector draw:style-name="gr4" draw:text-style-name="P1" draw:layer="layout" draw:line-skew="1.094cm 7.778cm -1.395cm" svg:x1="24.05cm" svg:y1="5.667cm" svg:x2="5.251cm" svg:y2="13.278cm" draw:start-shape="id47" draw:start-glue-point="1" draw:end-shape="id48" draw:end-glue-point="3" svg:d="M24050 5667h1700v11583h-22500v-3972h2001" svg:viewBox="0 0 22501 11584">
          <text:p/>
        </draw:connector>
      </draw:page>
      <draw:page draw:name="page4" draw:style-name="dp1" draw:master-page-name="Predeterminado">
        <draw:custom-shape draw:style-name="gr1" draw:text-style-name="P1" xml:id="id50" draw:id="id50" draw:layer="layout" svg:width="2.334cm" svg:height="2.335cm" svg:x="4.751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2" draw:id="id52" draw:layer="layout" svg:width="2.334cm" svg:height="2.335cm" svg:x="7.113cm" svg:y="12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2.335cm" svg:height="2.335cm" svg:x="9.476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6" draw:id="id56" draw:layer="layout" svg:width="2.334cm" svg:height="2.335cm" svg:x="11.838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8" draw:id="id58" draw:layer="layout" svg:width="2.334cm" svg:height="2.335cm" svg:x="14.146cm" svg:y="12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0" draw:id="id60" draw:layer="layout" svg:width="2.334cm" svg:height="2.335cm" svg:x="16.508cm" svg:y="12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2" draw:id="id62" draw:layer="layout" svg:width="2.333cm" svg:height="2.335cm" svg:x="18.855cm" svg:y="12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.335cm" svg:height="2.335cm" svg:x="21.216cm" svg:y="12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335cm" svg:height="2.33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9" draw:id="id49" draw:layer="layout" svg:width="2.333cm" svg:height="2.335cm" svg:x="7.11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2.335cm" svg:height="2.335cm" svg:x="9.47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2.335cm" svg:height="2.335cm" svg:x="11.83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2.335cm" svg:height="2.335cm" svg:x="14.14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7" draw:id="id57" draw:layer="layout" svg:width="2.334cm" svg:height="2.335cm" svg:x="16.507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9" draw:id="id59" draw:layer="layout" svg:width="2.334cm" svg:height="2.335cm" svg:x="18.85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1" draw:id="id61" draw:layer="layout" svg:width="2.334cm" svg:height="2.335cm" svg:x="21.216cm" svg:y="4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1.722cm" svg:x1="8.279cm" svg:y1="6.835cm" svg:x2="5.918cm" svg:y2="12.111cm" draw:start-shape="id49" draw:start-glue-point="2" draw:end-shape="id50" draw:end-glue-point="0" svg:d="M8279 6835v915h-2361v4361" svg:viewBox="0 0 2362 5277">
          <text:p/>
        </draw:connector>
        <draw:connector draw:style-name="gr4" draw:text-style-name="P1" draw:layer="layout" draw:line-skew="-1.222cm" svg:x1="10.642cm" svg:y1="6.835cm" svg:x2="8.28cm" svg:y2="12.111cm" draw:start-shape="id51" draw:start-glue-point="2" draw:end-shape="id52" draw:end-glue-point="0" svg:d="M10642 6835v1415h-2362v3861" svg:viewBox="0 0 2363 5277">
          <text:p/>
        </draw:connector>
        <draw:connector draw:style-name="gr4" draw:text-style-name="P1" draw:layer="layout" draw:line-skew="-0.722cm" svg:x1="13.004cm" svg:y1="6.835cm" svg:x2="10.643cm" svg:y2="12.111cm" draw:start-shape="id53" draw:start-glue-point="2" draw:end-shape="id54" draw:end-glue-point="0" svg:d="M13004 6835v1915h-2361v3361" svg:viewBox="0 0 2362 5277">
          <text:p/>
        </draw:connector>
        <draw:connector draw:style-name="gr4" draw:text-style-name="P1" draw:layer="layout" draw:line-skew="-0.222cm" svg:x1="15.312cm" svg:y1="6.835cm" svg:x2="13.005cm" svg:y2="12.111cm" draw:start-shape="id55" draw:start-glue-point="2" draw:end-shape="id56" draw:end-glue-point="0" svg:d="M15312 6835v2415h-2307v2861" svg:viewBox="0 0 2308 5277">
          <text:p/>
        </draw:connector>
        <draw:connector draw:style-name="gr4" draw:text-style-name="P1" draw:layer="layout" draw:line-skew="0.278cm" svg:x1="17.674cm" svg:y1="6.835cm" svg:x2="15.313cm" svg:y2="12.111cm" draw:start-shape="id57" draw:start-glue-point="2" draw:end-shape="id58" draw:end-glue-point="0" svg:d="M17674 6835v2915h-2361v2361" svg:viewBox="0 0 2362 5277">
          <text:p/>
        </draw:connector>
        <draw:connector draw:style-name="gr4" draw:text-style-name="P1" draw:layer="layout" draw:line-skew="0.778cm" svg:x1="20.021cm" svg:y1="6.835cm" svg:x2="17.675cm" svg:y2="12.111cm" draw:start-shape="id59" draw:start-glue-point="2" draw:end-shape="id60" draw:end-glue-point="0" svg:d="M20021 6835v3415h-2346v1861" svg:viewBox="0 0 2347 5277">
          <text:p/>
        </draw:connector>
        <draw:connector draw:style-name="gr4" draw:text-style-name="P1" draw:layer="layout" draw:line-skew="1.278cm" svg:x1="22.383cm" svg:y1="6.835cm" svg:x2="20.021cm" svg:y2="12.111cm" draw:start-shape="id61" draw:start-glue-point="2" draw:end-shape="id62" draw:end-glue-point="0" svg:d="M22383 6835v3915h-2362v1361" svg:viewBox="0 0 2363 5277">
          <text:p/>
        </draw:connector>
        <draw:connector draw:style-name="gr4" draw:text-style-name="P1" draw:layer="layout" draw:line-skew="-0.893cm 7.028cm 1.844cm" svg:x1="4.75cm" svg:y1="5.667cm" svg:x2="23.551cm" svg:y2="13.278cm" draw:start-shape="id63" draw:start-glue-point="3" draw:end-shape="id64" draw:end-glue-point="1" svg:d="M4750 5667h-1500v10833h22750v-3222h-2449" svg:viewBox="0 0 22751 108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urati" svg:font-family="Anurati" style:font-pitch="variable"/>
    <style:font-face style:name="C059" svg:font-family="C059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Estrangelo TurAbdin" svg:font-family="'Estrangelo TurAbdin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Gothic" svg:font-family="'URW Gothi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5T18:26:15.296153110</meta:creation-date>
    <dc:date>2021-10-15T18:39:46.533544788</dc:date>
    <meta:editing-duration>PT3M10S</meta:editing-duration>
    <meta:editing-cycles>1</meta:editing-cycles>
    <meta:document-statistic meta:object-count="98"/>
    <meta:generator>LibreOffice/7.2.1.2$Linux_X86_64 LibreOffice_project/20$Build-2</meta:generator>
  </office:meta>
</office:document-meta>
</file>